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00E00000007571FA1EE3434EC11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aramond1" svg:font-family="Garamond"/>
    <style:font-face style:name="Times New Roman1" svg:font-family="'Times New Roman'"/>
    <style:font-face style:name="Arial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econdImpress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secondImpress-subtitle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secondImpress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secondImpress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263cm" fo:padding-top="0.127cm" fo:padding-bottom="0.127cm" fo:padding-left="0.254cm" fo:padding-right="0.254cm" fo:wrap-option="wrap"/>
    </style:style>
    <style:style style:name="pr5" style:family="presentation" style:parent-style-name="secondImpress-notes">
      <style:graphic-properties draw:stroke="none" svg:stroke-width="0cm" draw:stroke-linejoin="miter" draw:fill="none" draw:fill-color="#ffffff" draw:textarea-vertical-align="top" draw:auto-grow-height="false" draw:fit-to-size="false" fo:min-height="12.263cm" fo:padding-top="0.127cm" fo:padding-bottom="0.127cm" fo:padding-left="0.254cm" fo:padding-right="0.254cm" fo:wrap-option="wrap"/>
    </style:style>
    <style:style style:name="pr6" style:family="presentation" style:parent-style-name="secondImpress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secondImpress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secondImpress-notes">
      <style:graphic-properties draw:fill-color="#ffffff" draw:auto-grow-height="true" fo:min-height="12.262cm"/>
    </style:style>
    <style:style style:name="P1" style:family="paragraph">
      <style:paragraph-properties fo:margin-top="0cm" fo:margin-bottom="0cm" fo:line-height="100%" fo:text-align="start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6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9" style:family="paragraph">
      <style:paragraph-properties fo:margin-left="0cm" fo:margin-right="0cm" fo:margin-top="0.212cm" fo:margin-bottom="0cm" fo:line-height="90%" fo:text-align="start" fo:text-indent="0cm" style:writing-mode="lr-tb"/>
    </style:style>
    <style:style style:name="P10" style:family="paragraph">
      <style:paragraph-properties fo:margin-left="0cm" fo:margin-right="0cm" fo:margin-top="0.183cm" fo:margin-bottom="0cm" fo:line-height="90%" fo:text-align="start" fo:text-indent="0cm" style:writing-mode="lr-tb"/>
    </style:style>
    <style:style style:name="P11" style:family="paragraph">
      <style:paragraph-properties fo:margin-left="0.953cm" fo:margin-right="0cm" fo:margin-top="0.212cm" fo:margin-bottom="0cm" fo:line-height="90%" fo:text-align="start" fo:text-indent="-0.952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3" style:family="paragraph">
      <loext:graphic-properties draw:fill-color="#ffffff"/>
    </style:style>
    <style:style style:name="T1" style:family="text">
      <style:text-properties fo:font-variant="normal" fo:text-transform="none" fo:color="#006633" style:text-line-through-style="none" style:text-line-through-type="none" style:text-position="0% 100%" style:font-name="Garamond1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6633" style:text-line-through-style="none" style:text-line-through-type="none" style:text-position="0% 100%" style:font-name="Garamond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">
        <style:list-level-properties text:space-before="0.958cm" text:min-label-width="0.903cm"/>
        <style:text-properties fo:font-family="Wingdings" style:font-pitch="variable" style:font-charset="x-symbol" fo:color="#3b812f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E00000007571FA1EE3434EC11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571FA1EE3434EC11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571FA1EE3434EC11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571FA1EE3434EC11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571FA1EE3434EC11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571FA1EE3434EC11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571FA1EE3434EC11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571FA1EE3434EC11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571FA1EE3434EC11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image text:level="10" xlink:href="Pictures/100002000000000E00000007571FA1EE3434EC11.gif" xlink:type="simple" xlink:show="embed" xlink:actuate="onLoad">
        <style:list-level-properties text:space-before="11.4cm" text:min-label-width="0.6cm" style:vertical-pos="middle" style:vertical-rel="line" fo:width="0.37cm" fo:height="0.185cm"/>
      </text:list-level-style-image>
    </text:list-style>
  </office:automatic-styles>
  <office:body>
    <office:presentation>
      <draw:page draw:name="page1" draw:style-name="dp1" draw:master-page-name="secondImpress" presentation:presentation-page-layout-name="AL1T0">
        <draw:frame draw:name="Rectangle 2" presentation:style-name="pr1" draw:text-style-name="P2" draw:layer="layout" svg:width="21.174cm" svg:height="4.867cm" svg:x="2.54cm" svg:y="4.233cm" presentation:class="title" presentation:user-transformed="true">
          <draw:text-box>
            <text:p text:style-name="P1"><text:span text:style-name="T1">Security</text:span></text:p>
          </draw:text-box>
        </draw:frame>
        <draw:frame draw:name="Subtitle 5" presentation:style-name="pr2" draw:text-style-name="P3" draw:layer="layout" svg:width="18.202cm" svg:height="4.867cm" svg:x="5.503cm" svg:y="11.007cm" presentation:class="subtitle" presentation:placeholder="true" presentation:user-transformed="true">
          <draw:text-box/>
        </draw:frame>
        <draw:frame draw:name="Footer Placeholder 4" presentation:style-name="pr3" draw:text-style-name="P5" draw:layer="layout" svg:width="8.042cm" svg:height="1.269cm" svg:x="8.678cm" svg:y="17.343cm" presentation:class="footer" presentation:user-transformed="true">
          <draw:text-box>
            <text:p text:style-name="P4"><text:span text:style-name="T2">Security</text:span></text:p>
          </draw:text-box>
        </draw:frame>
        <draw:frame draw:name="Slide Number Placeholder 5" presentation:style-name="pr3" draw:text-style-name="P5" draw:layer="layout" svg:width="5.926cm" svg:height="1.269cm" svg:x="18.203cm" svg:y="17.343cm" presentation:class="page-number" presentation:user-transformed="true">
          <draw:text-box>
            <text:p text:style-name="P4"><text:span text:style-name="T2"><text:page-number>&lt;number&gt;</text:page-number></text:span></text:p>
            <text:p text:style-name="P4"><text:span text:style-name="T2"/></text:p>
          </draw:text-box>
        </draw:frame>
        <presentation:notes draw:style-name="dp2">
          <draw:frame draw:name="Rectangle 7" presentation:style-name="pr4" draw:text-style-name="P5" draw:layer="layout" svg:width="7.972cm" svg:height="1.362cm" svg:x="10.425cm" svg:y="25.889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1" draw:layer="layout" svg:width="13.008cm" svg:height="10.218cm" svg:x="2.693cm" svg:y="2.07cm" draw:page-number="1" presentation:class="page"/>
          <draw:frame draw:name="Rectangle 3" presentation:style-name="pr5" draw:text-style-name="P7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Topics" draw:style-name="dp1" draw:master-page-name="secondImpress" presentation:presentation-page-layout-name="AL2T11">
        <draw:frame draw:name="Rectangle 2" presentation:style-name="pr6" draw:text-style-name="P8" draw:layer="layout" svg:width="22.859cm" svg:height="3.165cm" svg:x="1.27cm" svg:y="0.772cm" presentation:class="title" presentation:user-transformed="true">
          <draw:text-box>
            <text:p text:style-name="P1"><text:span text:style-name="T4">Topics - (Mainly Cryptography)</text:span></text:p>
          </draw:text-box>
        </draw:frame>
        <draw:frame draw:name="Rectangle 3" presentation:style-name="pr7" draw:text-style-name="P12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9"><text:span text:style-name="T5">Introduction to Cryptography</text:span></text:p>
              </text:list-item>
              <text:list-item>
                <text:p text:style-name="P9"><text:span text:style-name="T5">Cryptography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Hash Digests</text:span></text:p>
                  </text:list-item>
                  <text:list-item>
                    <text:p text:style-name="P10"><text:span text:style-name="T6">Encryption (Symmetric and Asymmetric)</text:span></text:p>
                  </text:list-item>
                  <text:list-item>
                    <text:p text:style-name="P10"><text:span text:style-name="T6">Digital Signatures/ Certificates</text:span></text:p>
                  </text:list-item>
                </text:list>
              </text:list-item>
              <text:list-item>
                <text:p text:style-name="P9"><text:span text:style-name="T5">OAuth</text:span></text:p>
              </text:list-item>
              <text:list-item>
                <text:p text:style-name="P9"><text:span text:style-name="T5">Firewalls</text:span></text:p>
              </text:list-item>
              <text:list-item>
                <text:p text:style-name="P9"><text:span text:style-name="T5">Malware</text:span></text:p>
              </text:list-item>
              <text:list-item>
                <text:p text:style-name="P9"><text:span text:style-name="T5">Coding Errors</text:span></text:p>
              </text:list-item>
            </text:list>
            <text:p text:style-name="P11"><text:span text:style-name="T5"/></text:p>
          </draw:text-box>
        </draw:frame>
        <presentation:notes draw:style-name="dp3">
          <draw:page-thumbnail draw:style-name="gr1" draw:layer="layout" svg:width="13.008cm" svg:height="10.218cm" svg:x="2.693cm" svg:y="2.07cm" draw:page-number="2" presentation:class="page"/>
          <draw:frame presentation:style-name="pr8" draw:text-style-name="P13" draw:layer="layout" svg:width="14.717cm" svg:height="12.262cm" svg:x="1.839cm" svg:y="12.94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Garamond1" svg:font-family="Garamond"/>
    <style:font-face style:name="Times New Roman1" svg:font-family="'Times New Roman'"/>
    <style:font-face style:name="Arial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ondImpress-background" style:family="presentation">
      <style:graphic-properties draw:stroke="none" draw:fill="none"/>
      <style:text-properties style:letter-kerning="true"/>
    </style:style>
    <style:style style:name="second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ondImpre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7999992370605pt" style:font-style-asian="normal" style:font-weight-asian="normal" style:font-name-complex="FreeSans" style:font-family-complex="FreeSans" style:font-family-generic-complex="system" style:font-pitch-complex="variable" style:font-size-complex="25.7999992370605pt" style:font-style-complex="normal" style:font-weight-complex="normal" style:text-emphasize="none" style:font-relief="none" style:text-overline-style="none" style:text-overline-color="font-color"/>
    </style:style>
    <style:style style:name="secondImpress-outline1" style:family="presentation">
      <style:graphic-properties draw:stroke="none" svg:stroke-color="#77216f" draw:fill="none" draw:auto-grow-height="false" draw:fit-to-size="shrink-to-fit">
        <text:list-style style:name="secondImpress-outline1">
          <text:list-level-style-image text:level="1" xlink:href="Pictures/100002000000000E00000007571FA1EE3434EC11.gif" xlink:type="simple" xlink:show="embed" xlink:actuate="onLoad">
            <style:list-level-properties text:space-before="0.3cm" text:min-label-width="0.9cm" style:vertical-pos="middle" style:vertical-rel="line" fo:width="0.37cm" fo:height="0.185cm"/>
          </text:list-level-style-image>
          <text:list-level-style-image text:level="2" xlink:href="Pictures/100002000000000E00000007571FA1EE3434EC11.gif" xlink:type="simple" xlink:show="embed" xlink:actuate="onLoad">
            <style:list-level-properties text:space-before="1.5cm" text:min-label-width="0.9cm" style:vertical-pos="middle" style:vertical-rel="line" fo:width="0.37cm" fo:height="0.185cm"/>
          </text:list-level-style-image>
          <text:list-level-style-image text:level="3" xlink:href="Pictures/100002000000000E00000007571FA1EE3434EC11.gif" xlink:type="simple" xlink:show="embed" xlink:actuate="onLoad">
            <style:list-level-properties text:space-before="2.8cm" text:min-label-width="0.8cm" style:vertical-pos="middle" style:vertical-rel="line" fo:width="0.37cm" fo:height="0.185cm"/>
          </text:list-level-style-image>
          <text:list-level-style-image text:level="4" xlink:href="Pictures/100002000000000E00000007571FA1EE3434EC11.gif" xlink:type="simple" xlink:show="embed" xlink:actuate="onLoad">
            <style:list-level-properties text:space-before="4.2cm" text:min-label-width="0.6cm" style:vertical-pos="middle" style:vertical-rel="line" fo:width="0.37cm" fo:height="0.185cm"/>
          </text:list-level-style-image>
          <text:list-level-style-image text:level="5" xlink:href="Pictures/100002000000000E00000007571FA1EE3434EC11.gif" xlink:type="simple" xlink:show="embed" xlink:actuate="onLoad">
            <style:list-level-properties text:space-before="5.4cm" text:min-label-width="0.6cm" style:vertical-pos="middle" style:vertical-rel="line" fo:width="0.37cm" fo:height="0.185cm"/>
          </text:list-level-style-image>
          <text:list-level-style-image text:level="6" xlink:href="Pictures/100002000000000E00000007571FA1EE3434EC11.gif" xlink:type="simple" xlink:show="embed" xlink:actuate="onLoad">
            <style:list-level-properties text:space-before="6.6cm" text:min-label-width="0.6cm" style:vertical-pos="middle" style:vertical-rel="line" fo:width="0.37cm" fo:height="0.185cm"/>
          </text:list-level-style-image>
          <text:list-level-style-image text:level="7" xlink:href="Pictures/100002000000000E00000007571FA1EE3434EC11.gif" xlink:type="simple" xlink:show="embed" xlink:actuate="onLoad">
            <style:list-level-properties text:space-before="7.8cm" text:min-label-width="0.6cm" style:vertical-pos="middle" style:vertical-rel="line" fo:width="0.37cm" fo:height="0.185cm"/>
          </text:list-level-style-image>
          <text:list-level-style-image text:level="8" xlink:href="Pictures/100002000000000E00000007571FA1EE3434EC11.gif" xlink:type="simple" xlink:show="embed" xlink:actuate="onLoad">
            <style:list-level-properties text:space-before="9cm" text:min-label-width="0.6cm" style:vertical-pos="middle" style:vertical-rel="line" fo:width="0.37cm" fo:height="0.185cm"/>
          </text:list-level-style-image>
          <text:list-level-style-image text:level="9" xlink:href="Pictures/100002000000000E00000007571FA1EE3434EC11.gif" xlink:type="simple" xlink:show="embed" xlink:actuate="onLoad">
            <style:list-level-properties text:space-before="10.2cm" text:min-label-width="0.6cm" style:vertical-pos="middle" style:vertical-rel="line" fo:width="0.37cm" fo:height="0.185cm"/>
          </text:list-level-style-image>
          <text:list-level-style-image text:level="10" xlink:href="Pictures/100002000000000E00000007571FA1EE3434EC11.gif" xlink:type="simple" xlink:show="embed" xlink:actuate="onLoad">
            <style:list-level-properties text:space-before="11.4cm" text:min-label-width="0.6cm" style:vertical-pos="middle" style:vertical-rel="line" fo:width="0.37cm" fo:height="0.185cm"/>
          </text:list-level-style-image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ondImpress-outline2" style:family="presentation" style:parent-style-name="secondImpress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econdImpress-outline3" style:family="presentation" style:parent-style-name="secondImpress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secondImpress-outline4" style:family="presentation" style:parent-style-name="secondImpress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secondImpress-outline5" style:family="presentation" style:parent-style-name="secondImpress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6" style:family="presentation" style:parent-style-name="secondImpress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7" style:family="presentation" style:parent-style-name="secondImpress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8" style:family="presentation" style:parent-style-name="secondImpress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9" style:family="presentation" style:parent-style-name="secondImpress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subtitle" style:family="presentation">
      <style:graphic-properties draw:stroke="none" draw:fill="none" draw:textarea-vertical-align="middle">
        <text:list-style style:name="secondImp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ondImpress-title" style:family="presentation">
      <style:graphic-properties draw:stroke="none" svg:stroke-width="0.05cm" svg:stroke-color="#006600" draw:marker-start-width="0.28cm" draw:marker-end-width="0.28cm" draw:fill="none" draw:textarea-vertical-align="middle">
        <text:list-style style:name="secondImp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36.5999984741211pt" fo:font-style="normal" fo:text-shadow="none" style:text-underline-style="solid" style:text-underline-width="auto" style:text-underline-color="font-color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397cm" fo:page-height="27.25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econd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secondImpress-backgroundobjects">
      <style:graphic-properties draw:stroke="none" draw:fill="none" draw:fill-color="#ffffff" draw:auto-grow-height="false" fo:min-height="1.485cm"/>
    </style:style>
    <style:style style:name="Mpr3" style:family="presentation" style:parent-style-name="second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econdImpress" style:page-layout-name="PM1" draw:style-name="Mdp1">
      <draw:frame presentation:style-name="secondImpress-title" draw:layer="backgroundobjects" svg:width="23.223cm" svg:height="3.232cm" svg:x="1.27cm" svg:y="0.759cm" presentation:class="title" presentation:placeholder="true">
        <draw:text-box/>
      </draw:frame>
      <draw:frame presentation:style-name="secondImpress-outline1" draw:layer="backgroundobjects" svg:width="23.223cm" svg:height="12.415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4cm" svg:x="18.211cm" svg:y="17.35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secondImpress-title" draw:layer="backgroundobjects" svg:width="13.008cm" svg:height="10.218cm" svg:x="2.693cm" svg:y="2.07cm" presentation:class="page"/>
        <draw:frame presentation:style-name="secondImpress-notes" draw:layer="backgroundobjects" svg:width="14.717cm" svg:height="12.262cm" svg:x="1.839cm" svg:y="12.944cm" presentation:class="notes" presentation:placeholder="true">
          <draw:text-box/>
        </draw:frame>
        <draw:frame presentation:style-name="Mpr2" draw:text-style-name="MP2" draw:layer="backgroundobjects" svg:width="7.983cm" svg:height="1.36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7.983cm" svg:height="1.362cm" svg:x="10.41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7.983cm" svg:height="1.362cm" svg:x="0cm" svg:y="25.889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7.983cm" svg:height="1.362cm" svg:x="10.412cm" svg:y="25.88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curity Topics</dc:title>
    <meta:initial-creator>Paul Jacob</meta:initial-creator>
    <meta:editing-cycles>54</meta:editing-cycles>
    <meta:print-date>2000-10-03T11:11:38</meta:print-date>
    <meta:creation-date>2000-05-11T18:21:41</meta:creation-date>
    <dc:date>2018-01-11T13:02:15.453176241</dc:date>
    <meta:editing-duration>PT19M52S</meta:editing-duration>
    <meta:generator>LibreOffice/5.1.6.2$Linux_X86_64 LibreOffice_project/10m0$Build-2</meta:generator>
    <dc:creator>Paul Jacob</dc:creator>
    <meta:document-statistic meta:object-count="32"/>
    <meta:user-defined meta:name="AppVersion">12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paul" xlink:href=""/>
  </office:meta>
</office:document-meta>
</file>